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62d3a" officeooo:paragraph-rsid="00062d3a"/>
    </style:style>
    <style:style style:name="P2" style:family="paragraph" style:parent-style-name="Standard">
      <style:text-properties officeooo:rsid="0006a4a3" officeooo:paragraph-rsid="0006a4a3"/>
    </style:style>
    <style:style style:name="T1" style:family="text">
      <style:text-properties officeooo:rsid="0006a4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w it’s 4 months later, not since Cedric’s urban anxiety at the party with Jolie, 4 months have passed since I have written this rendering of what I think remember from some weird moment in my life,but <text:s/>twisted in a way but as accurate as could be done at the time. </text:p>
      <text:p text:style-name="P1"/>
      <text:p text:style-name="P1">I’ve just rewatched Eternal Sunshine of the Spotless Mind on a quiet saturday night. It seems odd to me now how much of a difference this little amount of time has made on some version what I’d want to call truthfullness. It is not simply something about some subconscious emotional state, some psychoanalytic shit. Which is abstract at its core. And this is what Cedric went through in 2016. Something deeply abstract, devoid of flesh, just a guy trying to relate his experience through something pure aesthetic flatness. Life without marrow.</text:p>
      <text:p text:style-name="P1">Eternal Sunshine is the sort o<text:span text:style-name="T1">f antiode to cynism that would usually described as a “feel good” movie were we assholes. “good” is idiotic, it is effectively meaningless and as abstract. It’s pretty depressing in some ways, but a whole coherent mood is created out of its admittingly conventional depictions of a early 2000 romantic relationship between two youngish adults on the american east coast.</text:span></text:p>
      <text:p text:style-name="P2">All those boring words like mood, ambiance, vibe in those contexts will try to grasp for something which is a reflection of an inner mental picture which lies to the wonder, where st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23:25:08.467169790</meta:creation-date>
    <dc:date>2018-08-19T23:45:58.717226631</dc:date>
    <meta:editing-duration>PT28S</meta:editing-duration>
    <meta:editing-cycles>1</meta:editing-cycles>
    <meta:document-statistic meta:table-count="0" meta:image-count="0" meta:object-count="0" meta:page-count="1" meta:paragraph-count="4" meta:word-count="240" meta:character-count="1396" meta:non-whitespace-character-count="1157"/>
    <meta:generator>LibreOffice/5.4.7.2$Linux_X86_64 LibreOffice_project/40m0$Build-2</meta:generator>
  </office:meta>
</office:document-meta>
</file>